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4.7639in" table:align="left"/>
    </style:style>
    <style:style style:name="Table1.A" style:family="table-column">
      <style:table-column-properties style:column-width="4.7639in"/>
    </style:style>
    <style:style style:name="Table1.A1" style:family="table-cell">
      <style:table-cell-properties style:vertical-align="middle"/>
    </style:style>
    <style:style style:name="Table2" style:family="table">
      <style:table-properties style:width="4.7639in" table:align="left"/>
    </style:style>
    <style:style style:name="Table2.A" style:family="table-column">
      <style:table-column-properties style:column-width="4.7639in"/>
    </style:style>
    <style:style style:name="Table2.A1" style:family="table-cell">
      <style:table-cell-properties style:vertical-align="middle"/>
    </style:style>
    <style:style style:name="Table3" style:family="table">
      <style:table-properties style:width="5.5139in" fo:margin-left="0.491in" table:align="left"/>
    </style:style>
    <style:style style:name="Table3.A" style:family="table-column">
      <style:table-column-properties style:column-width="5.5139in"/>
    </style:style>
    <style:style style:name="Table3.A1" style:family="table-cell">
      <style:table-cell-properties style:vertical-align="middle"/>
    </style:style>
    <style:style style:name="Table4" style:family="table">
      <style:table-properties style:width="5.7139in" fo:margin-left="0.491in" table:align="left"/>
    </style:style>
    <style:style style:name="Table4.A" style:family="table-column">
      <style:table-column-properties style:column-width="5.7139in"/>
    </style:style>
    <style:style style:name="Table4.A1" style:family="table-cell">
      <style:table-cell-properties style:vertical-align="middle"/>
    </style:style>
    <style:style style:name="Table5" style:family="table">
      <style:table-properties style:width="6.2021in" fo:margin-left="0.491in" table:align="left"/>
    </style:style>
    <style:style style:name="Table5.A" style:family="table-column">
      <style:table-column-properties style:column-width="6.2021in"/>
    </style:style>
    <style:style style:name="Table5.A1" style:family="table-cell">
      <style:table-cell-properties style:vertical-align="middle"/>
    </style:style>
    <style:style style:name="Table6" style:family="table">
      <style:table-properties style:width="5.3056in" fo:margin-left="0.491in" table:align="left"/>
    </style:style>
    <style:style style:name="Table6.A" style:family="table-column">
      <style:table-column-properties style:column-width="5.3056in"/>
    </style:style>
    <style:style style:name="Table6.A1" style:family="table-cell">
      <style:table-cell-properties style:vertical-align="middle"/>
    </style:style>
    <style:style style:name="Table7" style:family="table">
      <style:table-properties style:width="5.7181in" fo:margin-left="0.491in" table:align="left"/>
    </style:style>
    <style:style style:name="Table7.A" style:family="table-column">
      <style:table-column-properties style:column-width="5.7181in"/>
    </style:style>
    <style:style style:name="Table7.A1" style:family="table-cell">
      <style:table-cell-properties style:vertical-align="middle"/>
    </style:style>
    <style:style style:name="Table8" style:family="table">
      <style:table-properties style:width="5.0222in" fo:margin-left="0.9819in" table:align="left"/>
    </style:style>
    <style:style style:name="Table8.A" style:family="table-column">
      <style:table-column-properties style:column-width="5.0222in"/>
    </style:style>
    <style:style style:name="Table8.A1" style:family="table-cell">
      <style:table-cell-properties style:vertical-align="middle"/>
    </style:style>
    <style:style style:name="Table9" style:family="table">
      <style:table-properties style:width="5.7111in" fo:margin-left="0.9819in" table:align="left"/>
    </style:style>
    <style:style style:name="Table9.A" style:family="table-column">
      <style:table-column-properties style:column-width="5.7111in"/>
    </style:style>
    <style:style style:name="Table9.A1" style:family="table-cell">
      <style:table-cell-properties style:vertical-align="middle"/>
    </style:style>
    <style:style style:name="Table10" style:family="table">
      <style:table-properties style:width="4.3139in" fo:margin-left="0.9819in" table:align="left"/>
    </style:style>
    <style:style style:name="Table10.A" style:family="table-column">
      <style:table-column-properties style:column-width="4.3139in"/>
    </style:style>
    <style:style style:name="Table10.A1" style:family="table-cell">
      <style:table-cell-properties style:vertical-align="middle"/>
    </style:style>
    <style:style style:name="Table11" style:family="table">
      <style:table-properties style:width="5.1806in" fo:margin-left="0.9819in" table:align="left"/>
    </style:style>
    <style:style style:name="Table11.A" style:family="table-column">
      <style:table-column-properties style:column-width="5.1806in"/>
    </style:style>
    <style:style style:name="Table11.A1" style:family="table-cell">
      <style:table-cell-properties style:vertical-align="middle"/>
    </style:style>
    <style:style style:name="P1" style:family="paragraph" style:parent-style-name="Preformatted_20_Text" style:list-style-name="L7"/>
    <style:style style:name="P2" style:family="paragraph" style:parent-style-name="Preformatted_20_Text" style:list-style-name="L7">
      <style:paragraph-properties fo:margin-top="0in" fo:margin-bottom="0.1965in" loext:contextual-spacing="false"/>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text-properties fo:language="en" fo:country="US" fo:font-style="italic"/>
    </style:style>
    <style:style style:name="P9" style:family="paragraph" style:parent-style-name="Text_20_body" style:list-style-name="L7">
      <style:text-properties fo:language="en" fo:country="US" fo:font-style="italic"/>
    </style:style>
    <style:style style:name="P10" style:family="paragraph" style:parent-style-name="Text_20_body" style:list-style-name="L6"/>
    <style:style style:name="P11" style:family="paragraph" style:parent-style-name="Text_20_body" style:list-style-name="L7"/>
    <style:style style:name="P12" style:family="paragraph" style:parent-style-name="Text_20_body" style:list-style-name="L7">
      <style:paragraph-properties fo:text-align="center" style:justify-single-word="false"/>
      <style:text-properties fo:font-weight="bold"/>
    </style:style>
    <style:style style:name="P13" style:family="paragraph" style:parent-style-name="Text_20_body" style:list-style-name="L1">
      <style:paragraph-properties fo:margin-top="0in" fo:margin-bottom="0in" loext:contextual-spacing="false"/>
    </style:style>
    <style:style style:name="P14" style:family="paragraph" style:parent-style-name="Text_20_body" style:list-style-name="L2">
      <style:paragraph-properties fo:margin-top="0in" fo:margin-bottom="0in" loext:contextual-spacing="false"/>
    </style:style>
    <style:style style:name="P15" style:family="paragraph" style:parent-style-name="Text_20_body" style:list-style-name="L3">
      <style:paragraph-properties fo:margin-top="0in" fo:margin-bottom="0in" loext:contextual-spacing="false"/>
    </style:style>
    <style:style style:name="P16" style:family="paragraph" style:parent-style-name="Text_20_body" style:list-style-name="L4">
      <style:paragraph-properties fo:margin-top="0in" fo:margin-bottom="0in" loext:contextual-spacing="false"/>
    </style:style>
    <style:style style:name="P17" style:family="paragraph" style:parent-style-name="Text_20_body" style:list-style-name="L5">
      <style:paragraph-properties fo:margin-top="0in" fo:margin-bottom="0in" loext:contextual-spacing="false"/>
    </style:style>
    <style:style style:name="P18" style:family="paragraph" style:parent-style-name="Text_20_body" style:list-style-name="L6">
      <style:paragraph-properties fo:margin-top="0in" fo:margin-bottom="0in" loext:contextual-spacing="false"/>
    </style:style>
    <style:style style:name="P19" style:family="paragraph" style:parent-style-name="Text_20_body" style:list-style-name="L7">
      <style:paragraph-properties fo:margin-top="0in" fo:margin-bottom="0in" loext:contextual-spacing="false"/>
    </style:style>
    <style:style style:name="P20" style:family="paragraph" style:parent-style-name="Horizontal_20_Line">
      <style:paragraph-properties fo:padding="0in" fo:border-left="none" fo:border-right="none" fo:border-top="none" fo:border-bottom="2.49pt solid #808080"/>
    </style:style>
    <style:style style:name="T1" style:family="text">
      <style:text-properties fo:font-style="italic"/>
    </style:style>
    <style:style style:name="T2" style:family="text">
      <style:text-properties fo:language="en" fo:country="US" fo:font-style="italic"/>
    </style:style>
    <style:style style:name="T3" style:family="text">
      <style:text-properties fo:font-weight="bol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he Heap and the Nursery </text:h>
      <text:p text:style-name="Text_20_body"><text:bookmark text:name="wp1086013"/>Java objects reside in an area called <text:span text:style-name="Emphasis">the heap</text:span>. The heap is created when the JVM starts up and may increase or decrease in size while the application runs. When the heap becomes full, <text:span text:style-name="Emphasis">garbage</text:span> is <text:span text:style-name="Emphasis">collected. </text:span>During the garbage collection objects that are no longer used are cleared, thus making space for new objects. </text:p>
      <text:p text:style-name="Text_20_body"><text:bookmark text:name="wp1087595"/>Note that the JVM uses more memory than just the heap. For example Java methods, thread stacks and native handles are allocated in memory separate from the heap, as well as JVM internal data structures. </text:p>
      <text:p text:style-name="Text_20_body"><text:bookmark text:name="wp1085902"/>The heap is sometimes divided into two areas (or <text:span text:style-name="Emphasis">generations</text:span>) called the <text:span text:style-name="Emphasis">nursery</text:span> (or <text:span text:style-name="Emphasis">young space</text:span>) and the <text:span text:style-name="Emphasis">old space</text:span>. The nursery is a part of the heap reserved for allocation of new objects. When the nursery becomes full, garbage is collected by running a special <text:span text:style-name="Emphasis">young collection</text:span>, where all objects that have lived long enough in the nursery are <text:span text:style-name="Emphasis">promoted</text:span> (moved) to the old space, thus freeing up the nursery for more object allocation. When the old space becomes full garbage is collected there, a process called an <text:span text:style-name="Emphasis">old collection</text:span>. </text:p>
      <text:p text:style-name="Text_20_body"><text:bookmark text:name="wp1085953"/>The reasoning behind a nursery is that most objects are temporary and short lived. A young collection is designed to be swift at finding newly allocated objects that are still alive and moving them away from the nursery. Typically, a young collection frees a given amount of memory much faster than an old collection or a garbage collection of a single-generational heap (a heap without a nursery). </text:p>
      <text:p text:style-name="Text_20_body"><text:bookmark text:name="wp1086027"/>In R27.2.0 and later releases, a part of the nursery is reserved as a <text:span text:style-name="Emphasis">keep area</text:span>. The keep area contains the most recently allocated objects in the nursery and is not garbage collected until the next young collection. This prevents objects from being promoted just because they were allocated right before a young collection started. </text:p>
      <text:p text:style-name="Text_20_body"> </text:p>
      <text:p text:style-name="P20"/>
      <text:h text:style-name="Heading_20_2" text:outline-level="2"><text:bookmark text:name="wp1085990"/>Object Allocation </text:h>
      <text:p text:style-name="Text_20_body"><text:bookmark text:name="wp1085991"/>During object allocation, the JRockit JVM distinguishes between <text:span text:style-name="Emphasis">small</text:span> and <text:span text:style-name="Emphasis">large</text:span> objects. The limit for when an object is considered large depends on the JVM version, the heap size, the garbage collection strategy and the platform used, but is usually somewhere between 2 and 128 kB. Please see the documentation for <text:span text:style-name="Source_20_Text">-XXtlaSize </text:span>and <text:span text:style-name="Source_20_Text">-XXlargeObjectLimit</text:span> for more information. </text:p>
      <text:p text:style-name="Text_20_body"><text:bookmark text:name="wp1086072"/>Small objects are allocated in <text:span text:style-name="Emphasis">thread local areas</text:span> (<text:span text:style-name="Emphasis">TLA</text:span>s). The thread local areas are free chunks reserved from the heap and given to a Java thread for exclusive use. The thread can then allocate objects in its TLA without synchronizing with other threads. When the TLA becomes full, the thread simply requests a new TLA. The TLAs are reserved from the nursery if such exists, otherwise they are reserved anywhere in the heap. </text:p>
      <text:p text:style-name="Text_20_body"><text:bookmark text:name="wp1086081"/>Large objects that don’t fit inside a TLA are allocated directly on the heap. When a nursery is used, the large objects are allocated directly in old space. Allocation of large objects requires more <text:soft-page-break/>synchronization between the Java threads, although the JRockit JVM uses a system of caches of free chunks of different sizes to reduce the need for synchronization and improve the allocation speed. </text:p>
      <text:p text:style-name="Text_20_body"> </text:p>
      <text:p text:style-name="P20"/>
      <text:h text:style-name="Heading_20_2" text:outline-level="2"><text:bookmark text:name="wp1086087"/>Garbage Collection </text:h>
      <text:p text:style-name="Text_20_body"><text:bookmark text:name="wp1086012"/>Garbage collection is the process of freeing space in the heap or the nursery for allocation of new objects. This section describes the garbage collection in the JRockit JVM. </text:p>
      <text:list xml:id="list2888157106148259923" text:style-name="L1">
        <text:list-item>
          <text:p text:style-name="P13"><text:bookmark text:name="wp1085774"/><text:a xlink:type="simple" xlink:href="https://docs.oracle.com/cd/E13150_01/jrockit_jvm/jrockit/geninfo/diagnos/garbage_collect.html#wp1085786" text:style-name="Internet_20_link" text:visited-style-name="Visited_20_Internet_20_Link">The Mark and Sweep Model</text:a> </text:p>
        </text:list-item>
        <text:list-item>
          <text:p text:style-name="P13"><text:bookmark text:name="wp1087476"/><text:a xlink:type="simple" xlink:href="https://docs.oracle.com/cd/E13150_01/jrockit_jvm/jrockit/geninfo/diagnos/garbage_collect.html#wp1086786" text:style-name="Internet_20_link" text:visited-style-name="Visited_20_Internet_20_Link">Generational Garbage Collection</text:a> </text:p>
        </text:list-item>
        <text:list-item>
          <text:p text:style-name="P13"><text:bookmark text:name="wp1087481"/><text:a xlink:type="simple" xlink:href="https://docs.oracle.com/cd/E13150_01/jrockit_jvm/jrockit/geninfo/diagnos/garbage_collect.html#wp1086732" text:style-name="Internet_20_link" text:visited-style-name="Visited_20_Internet_20_Link">Dynamic and Static Garbage Collection Modes</text:a> </text:p>
        </text:list-item>
        <text:list-item>
          <text:p text:style-name="P3"><text:bookmark text:name="wp1087486"/><text:a xlink:type="simple" xlink:href="https://docs.oracle.com/cd/E13150_01/jrockit_jvm/jrockit/geninfo/diagnos/garbage_collect.html#wp1086917" text:style-name="Internet_20_link" text:visited-style-name="Visited_20_Internet_20_Link">Compaction</text:a> </text:p>
        </text:list-item>
      </text:list>
      <text:h text:style-name="Heading_20_3" text:outline-level="3"><text:bookmark text:name="wp1085786"/>The Mark and Sweep Model </text:h>
      <text:p text:style-name="Text_20_body"><text:bookmark text:name="wp1086232"/>The JRockit JVM uses the <text:span text:style-name="Emphasis">mark and sweep</text:span> garbage collection model for performing garbage collections of the whole heap. A mark and sweep garbage collection consists of two phases, the <text:span text:style-name="Emphasis">mark phase</text:span> and the <text:span text:style-name="Emphasis">sweep phase</text:span>. </text:p>
      <text:p text:style-name="Text_20_body"><text:bookmark text:name="wp1086262"/>During the mark phase all objects that are reachable from Java threads, native handles and other root sources are <text:span text:style-name="Emphasis">marked</text:span> as alive, as well as the objects that are reachable from these objects and so forth. This process identifies and marks all objects that are still used, and the rest can be considered garbage. </text:p>
      <text:p text:style-name="Text_20_body"><text:bookmark text:name="wp1086280"/>During the sweep phase the heap is traversed to find the gaps between the live objects. These gaps are recorded in a <text:span text:style-name="Emphasis">free list </text:span>and are made available for new object allocation. </text:p>
      <text:p text:style-name="Text_20_body"><text:bookmark text:name="wp1086484"/>The JRockit JVM uses two improved versions of the mark and sweep model. One is <text:span text:style-name="Emphasis">mostly concurrent mark and sweep</text:span> and the other is <text:span text:style-name="Emphasis">parallel mark and sweep</text:span>. You can also mix the two strategies, running for example mostly concurrent mark and parallel sweep. </text:p>
      <text:h text:style-name="Heading_20_4" text:outline-level="4"><text:bookmark text:name="wp1086337"/>Mostly Concurrent Mark and Sweep </text:h>
      <text:p text:style-name="Text_20_body"><text:bookmark text:name="wp1086343"/>The <text:span text:style-name="Emphasis">mostly concurrent mark and sweep strategy</text:span> (often simply called <text:span text:style-name="Emphasis">concurrent garbage collection</text:span>) allows the Java threads to continue running during large portions of the garbage collection. The threads must however be stopped a few times for synchronization. </text:p>
      <text:p text:style-name="Text_20_body"><text:bookmark text:name="wp1086552"/>The mostly concurrent mark phase is divided into four parts: </text:p>
      <text:list xml:id="list4160372672871257397" text:style-name="L2">
        <text:list-item>
          <text:p text:style-name="P14"><text:bookmark text:name="wp1086559"/><text:span text:style-name="Emphasis">Initial marking</text:span>, where the root set of live objects is identified. This is done while the Java threads are paused. </text:p>
        </text:list-item>
        <text:list-item>
          <text:p text:style-name="P14"><text:bookmark text:name="wp1086580"/><text:span text:style-name="Emphasis">Concurrent marking</text:span>, where the references from the root set are followed in order to find and mark the rest of the live objects in the heap. This is done while the Java threads are running. </text:p>
        </text:list-item>
        <text:list-item>
          <text:p text:style-name="P14"><text:bookmark text:name="wp1086590"/><text:soft-page-break/><text:span text:style-name="Emphasis">Precleaning</text:span>, where changes in the heap during the concurrent mark phase are identified and any additional live objects are found and marked. This is done while the Java threads are running. </text:p>
        </text:list-item>
        <text:list-item>
          <text:p text:style-name="P4"><text:bookmark text:name="wp1086595"/><text:span text:style-name="Emphasis">Final marking</text:span>, where changes during the precleaning phase are identified and any additional live objects are found and marked. This is done while the Java threads are paused. </text:p>
        </text:list-item>
      </text:list>
      <text:p text:style-name="Text_20_body"><text:bookmark text:name="wp1086344"/>The mostly concurrent sweep phase consists of four parts: </text:p>
      <text:list xml:id="list7673012346925854607" text:style-name="L3">
        <text:list-item>
          <text:p text:style-name="P15"><text:bookmark text:name="wp1086613"/>Sweeping of one half of the heap. This is done while the Java threads are running and are allowed to allocate objects in the part of the heap that isn’t currently being swept. </text:p>
        </text:list-item>
        <text:list-item>
          <text:p text:style-name="P15"><text:bookmark text:name="wp1086664"/>A short pause to switch halves. </text:p>
        </text:list-item>
        <text:list-item>
          <text:p text:style-name="P15"><text:bookmark text:name="wp1086681"/>Sweeping of the other half of the heap. This is done while the Java threads are running and are allowed to allocate objects in the part of the heap that was swept first. </text:p>
        </text:list-item>
        <text:list-item>
          <text:p text:style-name="P5"><text:bookmark text:name="wp1086699"/>A short pause for synchronization and recording statistics. </text:p>
        </text:list-item>
      </text:list>
      <text:h text:style-name="Heading_20_4" text:outline-level="4"><text:bookmark text:name="wp1086353"/>Parallel Mark and Sweep </text:h>
      <text:p text:style-name="Text_20_body"><text:bookmark text:name="wp1086718"/>The parallel mark and sweep strategy (also called the <text:span text:style-name="Emphasis">parallel garbage collector</text:span>) uses all available CPUs in the system for performing the garbage collection as fast as possible. All Java threads are paused during the entire parallel garbage collection. </text:p>
      <text:h text:style-name="Heading_20_3" text:outline-level="3"><text:bookmark text:name="wp1086786"/>Generational Garbage Collection </text:h>
      <text:p text:style-name="Text_20_body"><text:bookmark text:name="wp1086846"/>The nursery, when it exists, is garbage collected with a special garbage collection called a <text:span text:style-name="Emphasis">young collection</text:span>. A garbage collection strategy which uses a nursery is called a g<text:span text:style-name="Emphasis">enerational garbage collection strategy</text:span>, or simply <text:span text:style-name="Emphasis">generational garbage collection</text:span>. </text:p>
      <text:p text:style-name="Text_20_body"><text:bookmark text:name="wp1086871"/>The young collector used in the JRockit JVM identifies and promotes all live objects in the nursery that are outside the keep area to the old space. This work is done in parallel using all available CPUs. The Java threads are paused during the entire young collection. </text:p>
      <text:h text:style-name="Heading_20_3" text:outline-level="3"><text:bookmark text:name="wp1086732"/>Dynamic and Static Garbage Collection Modes </text:h>
      <text:p text:style-name="Text_20_body"><text:bookmark text:name="wp1086912"/>By default, the JRockit JVM uses a dynamic garbage collection mode that automatically selects a garbage collection strategy to use, aiming at optimizing the application throughput. You can also choose between two other dynamic garbage collection modes or select the garbage collection strategy statically. The following dynamic modes are available: </text:p>
      <text:list xml:id="list8674034192576506736" text:style-name="L4">
        <text:list-item>
          <text:p text:style-name="P16"><text:bookmark text:name="wp1086934"/><text:span text:style-name="Source_20_Text">throughput</text:span>, which optimizes the garbage collector for maximum application throughput. This is the default mode. </text:p>
        </text:list-item>
        <text:list-item>
          <text:p text:style-name="P16"><text:bookmark text:name="wp1086935"/><text:span text:style-name="Source_20_Text">pausetime</text:span>, which optimizes the garbage collector for short and even pause times. </text:p>
        </text:list-item>
        <text:list-item>
          <text:p text:style-name="P6"><text:bookmark text:name="wp1086936"/><text:span text:style-name="Source_20_Text">deterministic</text:span>, which optimizes the garbage collector for very short and deterministic pause times. This mode is only available as a part of Oracle JRockit Real Time. </text:p>
        </text:list-item>
      </text:list>
      <text:p text:style-name="Text_20_body"><text:bookmark text:name="wp1086932"/>The major static strategies are: </text:p>
      <text:list xml:id="list1020367047732205611" text:style-name="L5">
        <text:list-item>
          <text:p text:style-name="P17"><text:bookmark text:name="wp1086971"/><text:span text:style-name="Source_20_Text">singlepar</text:span>, which is a single-generational parallel garbage collector (same as <text:span text:style-name="Source_20_Text">parallel</text:span>) </text:p>
        </text:list-item>
        <text:list-item>
          <text:p text:style-name="P17"><text:bookmark text:name="wp1086972"/><text:span text:style-name="Source_20_Text">genpar</text:span>, which is a two-generational parallel garbage collector </text:p>
        </text:list-item>
        <text:list-item>
          <text:p text:style-name="P17"><text:bookmark text:name="wp1086973"/><text:soft-page-break/><text:span text:style-name="Source_20_Text">singlecon</text:span>, which is a single-generational mostly concurrent garbage collector </text:p>
        </text:list-item>
        <text:list-item>
          <text:p text:style-name="P7"><text:bookmark text:name="wp1086974"/><text:span text:style-name="Source_20_Text">gencon</text:span>, which is a two-generational mostly concurrent garbage collector </text:p>
        </text:list-item>
      </text:list>
      <text:p text:style-name="Text_20_body"><text:bookmark text:name="wp1086965"/>For more information on how to select the best mode or strategy for your application, see <text:a xlink:type="simple" xlink:href="https://docs.oracle.com/cd/E13150_01/jrockit_jvm/jrockit/geninfo/diagnos/memman.html#wp1087125" text:style-name="Internet_20_link" text:visited-style-name="Visited_20_Internet_20_Link">Selecting and Tuning a Garbage Collector</text:a>. </text:p>
      <text:h text:style-name="Heading_20_3" text:outline-level="3"><text:bookmark text:name="wp1086917"/>Compaction </text:h>
      <text:p text:style-name="Text_20_body"><text:bookmark text:name="wp1087012"/>Objects that are allocated next to each other will not necessarily become unreachable (“die”) at the same time. This means that the heap may become fragmented after a garbage collection, so that the free spaces in the heap are many but small, making allocation of large objects hard or even impossible. Free spaces that are smaller than the minimum thread local area (TLA) size can not be used at all, and the garbage collector discards them as <text:span text:style-name="Emphasis">dark matter</text:span> until a future garbage collection frees enough space next to them to create a space large enough for a TLA. </text:p>
      <text:p text:style-name="Text_20_body"><text:bookmark text:name="wp1087044"/>To reduce fragmentation, the JRockit JVM compacts a part of the heap at every garbage collection (old collection). Compaction moves objects closer together and further down in the heap, thus creating larger free areas near the top of the heap. The size and position of the compaction area as well as the compaction method is selected by advanced heuristics, depending on the garbage collection mode used. </text:p>
      <text:p text:style-name="Text_20_body"><text:bookmark text:name="wp1087335"/>Compaction is performed at the beginning of or during the sweep phase and while all Java threads are paused. </text:p>
      <text:p text:style-name="Text_20_body"><text:bookmark text:name="wp1087340"/>For information on how to tune compaction, see <text:a xlink:type="simple" xlink:href="https://docs.oracle.com/cd/E13150_01/jrockit_jvm/jrockit/geninfo/diagnos/memman.html#wp1088193" text:style-name="Internet_20_link" text:visited-style-name="Visited_20_Internet_20_Link">Tuning the Compaction of Memory</text:a>. </text:p>
      <text:h text:style-name="Heading_20_4" text:outline-level="4"><text:bookmark text:name="wp1087065"/>External and Internal Compaction </text:h>
      <text:p text:style-name="Text_20_body"><text:bookmark text:name="wp1087074"/>The JRockit JVM uses two compaction methods called <text:span text:style-name="Emphasis">external compaction</text:span> and <text:span text:style-name="Emphasis">internal compaction</text:span>. External compaction moves (evacuates) the objects within the compaction area to free positions outside the compaction area and as far down in the heap as possible. Internal compaction moves the objects within the compaction area as far down in the compaction area as possible, thus moving them closer together. </text:p>
      <text:p text:style-name="Text_20_body"><text:bookmark text:name="wp1087085"/>The JVM selects a compaction method depending on the current garbage collection mode and the position of the compaction area. External compaction is typically used near the top of the heap, while internal compaction is used near the bottom where the density of objects is higher. </text:p>
      <text:h text:style-name="Heading_20_4" text:outline-level="4"><text:bookmark text:name="wp1087183"/>Sliding Window Schemes </text:h>
      <text:p text:style-name="Text_20_body"><text:bookmark text:name="wp1087204"/>The position of the compaction area changes at each garbage collection, using one or two sliding windows to determine the next position. Each sliding window moves a notch up or down in the heap at each garbage collection, until it reaches the other end of the heap or meets a sliding window that moves in the opposite direction, and starts over again. Thus the whole heap is eventually traversed by compaction over and over again. </text:p>
      <text:h text:style-name="Heading_20_4" text:outline-level="4"><text:bookmark text:name="wp1086921"/>Compaction Area Sizing </text:h>
      <text:p text:style-name="Text_20_body"><text:bookmark text:name="wp1087312"/>The size of the compaction area depends on the garbage collection mode used. In throughput mode the compaction area size is static, while all other modes, including the static mode, adjust the <text:soft-page-break/>compaction area size depending on the compaction area position, aiming at keeping the compaction times equal throughout the run. The compaction time depends on the number of objects moved and the number of references to these objects. Thus the compaction area will be smaller in parts of the heap where the object density is high or where the amount of references to the objects within the area is high. Typically the object density is higher near the bottom of the heap than at the top of the heap, except at the very top where the latest allocated objects are found. Thus the compaction areas are usually smaller near the bottom of the heap than in the top half of the heap. </text:p>
      <text:h text:style-name="Heading_20_1" text:outline-level="1">How are Java objects stored in memory?</text:h>
      <text:p text:style-name="Text_20_body">In Java, all objects are dynamically allocated on Heap. This is different from C++ where objects can be allocated memory either on Stack or on Heap. In C++, when we allocate the object using new(), the object is allocated on Heap, otherwise on Stack if not global or static.</text:p>
      <text:p text:style-name="Text_20_body">In Java, when we only declare a variable of a class type, only a reference is created (memory is not allocated for the object). To allocate memory to an object, we must use new(). So the object is always allocated memory on heap (See <text:a xlink:type="simple" xlink:href="https://docs.oracle.com/cd/E13150_01/jrockit_jvm/jrockit/geninfo/diagnos/garbage_collect.html" text:style-name="Internet_20_link" text:visited-style-name="Visited_20_Internet_20_Link">this</text:a> for more details).</text:p>
      <text:p text:style-name="Text_20_body">For example, following program fails in the compilation. Compiler gives error <text:span text:style-name="Emphasis">“Error here because t is not initialized”.</text:span></text:p>
      <text:p text:style-name="Text_20_body"><text:bookmark text:name="copy-code-button"/><text:span text:style-name="T1">filter_none</text:span> </text:p>
      <text:p text:style-name="Text_20_body"><text:bookmark text:name="run-and-edit-button"/><text:span text:style-name="T2">edit</text:span> </text:p>
      <text:p text:style-name="P8"><text:bookmark text:name="run-code-button"/>play_arrow</text:p>
      <text:p text:style-name="Text_20_body"><text:span text:style-name="T1">brightness_4</text:span> </text:p>
      <text:section text:style-name="Sect1" text:name="highlighter_157401">
        <table:table table:name="Table1" table:style-name="Table1">
          <table:table-column table:style-name="Table1.A"/>
          <table:table-row>
            <table:table-cell table:style-name="Table1.A1" office:value-type="string">
              <text:p text:style-name="Table_20_Contents"><text:span text:style-name="Source_20_Text">class</text:span> <text:span text:style-name="Source_20_Text">Test { </text:span></text:p>
              <text:p text:style-name="Table_20_Contents"><text:span text:style-name="Source_20_Text"> </text:span> </text:p>
              <text:p text:style-name="Table_20_Contents"><text:span text:style-name="Source_20_Text">// class contents </text:span></text:p>
              <text:p text:style-name="Table_20_Contents"><text:span text:style-name="Source_20_Text">void</text:span> <text:span text:style-name="Source_20_Text">show() </text:span></text:p>
              <text:p text:style-name="Table_20_Contents"><text:span text:style-name="Source_20_Text">{ </text:span></text:p>
              <text:p text:style-name="Table_20_Contents"><text:span text:style-name="Source_20_Text">    System.out.println("Test::show() called"); </text:span></text:p>
              <text:p text:style-name="Table_20_Contents"><text:span text:style-name="Source_20_Text">} </text:span></text:p>
              <text:p text:style-name="Table_20_Contents"><text:span text:style-name="Source_20_Text">} </text:span></text:p>
              <text:p text:style-name="Table_20_Contents"><text:span text:style-name="Source_20_Text"> </text:span> </text:p>
              <text:p text:style-name="Table_20_Contents"><text:span text:style-name="Source_20_Text">public</text:span> <text:span text:style-name="Source_20_Text">class</text:span> <text:span text:style-name="Source_20_Text">Main { </text:span></text:p>
              <text:p text:style-name="Table_20_Contents"><text:span text:style-name="Source_20_Text"> </text:span> </text:p>
              <text:p text:style-name="Table_20_Contents"><text:span text:style-name="Source_20_Text">        // Driver Code </text:span></text:p>
              <text:p text:style-name="Table_20_Contents"><text:span text:style-name="Source_20_Text">    public</text:span> <text:span text:style-name="Source_20_Text">static</text:span> <text:span text:style-name="Source_20_Text">void</text:span> <text:span text:style-name="Source_20_Text">main(String[] args)  </text:span></text:p>
              <text:p text:style-name="Table_20_Contents"><text:span text:style-name="Source_20_Text">    { </text:span></text:p>
              <text:p text:style-name="Table_20_Contents"><text:span text:style-name="Source_20_Text">        Test t;  </text:span></text:p>
              <text:p text:style-name="Table_20_Contents"><text:span text:style-name="Source_20_Text">         </text:span> </text:p>
              <text:p text:style-name="Table_20_Contents"><text:span text:style-name="Source_20_Text">        // Error here because t  </text:span></text:p>
              <text:p text:style-name="Table_20_Contents"><text:span text:style-name="Source_20_Text">        // is not initialzed </text:span></text:p>
              <text:p text:style-name="Table_20_Contents"><text:span text:style-name="Source_20_Text">        t.show();  </text:span></text:p>
              <text:p text:style-name="Table_20_Contents"><text:span text:style-name="Source_20_Text">    } </text:span></text:p>
              <text:p text:style-name="Table_20_Contents"><text:span text:style-name="Source_20_Text">} </text:span></text:p>
            </table:table-cell>
          </table:table-row>
        </table:table>
      </text:section>
      <text:p text:style-name="Text_20_body">Allocating memory using new() makes above program work.</text:p>
      <text:p text:style-name="Text_20_body"><text:bookmark text:name="copy-code-button1"/><text:soft-page-break/><text:span text:style-name="T1">filter_none</text:span> </text:p>
      <text:p text:style-name="Text_20_body"><text:bookmark text:name="run-and-edit-button1"/><text:span text:style-name="T2">edit</text:span> </text:p>
      <text:p text:style-name="P8"><text:bookmark text:name="run-code-button1"/>play_arrow</text:p>
      <text:p text:style-name="Text_20_body"><text:span text:style-name="T1">brightness_4</text:span> </text:p>
      <text:section text:style-name="Sect1" text:name="highlighter_164725">
        <table:table table:name="Table2" table:style-name="Table2">
          <table:table-column table:style-name="Table2.A"/>
          <table:table-row>
            <table:table-cell table:style-name="Table2.A1" office:value-type="string">
              <text:p text:style-name="Table_20_Contents"><text:span text:style-name="Source_20_Text">class</text:span> <text:span text:style-name="Source_20_Text">Test { </text:span></text:p>
              <text:p text:style-name="Table_20_Contents"><text:span text:style-name="Source_20_Text">     </text:span> </text:p>
              <text:p text:style-name="Table_20_Contents"><text:span text:style-name="Source_20_Text">// class contents </text:span></text:p>
              <text:p text:style-name="Table_20_Contents"><text:span text:style-name="Source_20_Text">void</text:span> <text:span text:style-name="Source_20_Text">show()  </text:span></text:p>
              <text:p text:style-name="Table_20_Contents"><text:span text:style-name="Source_20_Text">{ </text:span></text:p>
              <text:p text:style-name="Table_20_Contents"><text:span text:style-name="Source_20_Text">    System.out.println("Test::show() called"); </text:span></text:p>
              <text:p text:style-name="Table_20_Contents"><text:span text:style-name="Source_20_Text">} </text:span></text:p>
              <text:p text:style-name="Table_20_Contents"><text:span text:style-name="Source_20_Text">} </text:span></text:p>
              <text:p text:style-name="Table_20_Contents"><text:span text:style-name="Source_20_Text"> </text:span> </text:p>
              <text:p text:style-name="Table_20_Contents"><text:span text:style-name="Source_20_Text">public</text:span> <text:span text:style-name="Source_20_Text">class</text:span> <text:span text:style-name="Source_20_Text">Main { </text:span></text:p>
              <text:p text:style-name="Table_20_Contents"><text:span text:style-name="Source_20_Text">     </text:span> </text:p>
              <text:p text:style-name="Table_20_Contents"><text:span text:style-name="Source_20_Text">    // Driver Code </text:span></text:p>
              <text:p text:style-name="Table_20_Contents"><text:span text:style-name="Source_20_Text">    public</text:span> <text:span text:style-name="Source_20_Text">static</text:span> <text:span text:style-name="Source_20_Text">void</text:span> <text:span text:style-name="Source_20_Text">main(String[] args) </text:span></text:p>
              <text:p text:style-name="Table_20_Contents"><text:span text:style-name="Source_20_Text">    { </text:span></text:p>
              <text:p text:style-name="Table_20_Contents"><text:span text:style-name="Source_20_Text">         </text:span> </text:p>
              <text:p text:style-name="Table_20_Contents"><text:span text:style-name="Source_20_Text">        // all objects are dynamically  </text:span></text:p>
              <text:p text:style-name="Table_20_Contents"><text:span text:style-name="Source_20_Text">        // allocated </text:span></text:p>
              <text:p text:style-name="Table_20_Contents"><text:span text:style-name="Source_20_Text">        Test t = new</text:span> <text:span text:style-name="Source_20_Text">Test();  </text:span></text:p>
              <text:p text:style-name="Table_20_Contents"><text:span text:style-name="Source_20_Text">        t.show(); // No error  </text:span></text:p>
              <text:p text:style-name="Table_20_Contents"><text:span text:style-name="Source_20_Text">    } </text:span></text:p>
              <text:p text:style-name="Table_20_Contents"><text:span text:style-name="Source_20_Text">} </text:span></text:p>
            </table:table-cell>
          </table:table-row>
        </table:table>
      </text:section>
      <text:p text:style-name="Text_20_body">Please write comments if you find anything incorrect, or you want to share more information about the topic discusse</text:p>
      <text:h text:style-name="Heading_20_1" text:outline-level="1">Decision Making in Java (if, if-else, switch, break, continue, jump)</text:h>
      <text:p text:style-name="Text_20_body">Decision Making in programming is similar to decision making in real life. In programming also we face some situations where we want a certain block of code to be executed when some condition is fulfilled.<text:line-break/>A programming language uses control statements to control the flow of execution of program based on certain conditions. These  are used to cause the flow of execution to advance and branch based on changes to the state of a program.<text:line-break/><text:span text:style-name="Strong_20_Emphasis">Java’s Selection statements:</text:span></text:p>
      <text:list xml:id="list5388839079593880652" text:style-name="L6">
        <text:list-item>
          <text:p text:style-name="P18"><text:a xlink:type="simple" xlink:href="https://www.geeksforgeeks.org/decision-making-javaif-else-switch-break-continue-jump/#if" text:style-name="Internet_20_link" text:visited-style-name="Visited_20_Internet_20_Link">if</text:a> </text:p>
        </text:list-item>
        <text:list-item>
          <text:p text:style-name="P18"><text:a xlink:type="simple" xlink:href="https://www.geeksforgeeks.org/decision-making-javaif-else-switch-break-continue-jump/#if-else" text:style-name="Internet_20_link" text:visited-style-name="Visited_20_Internet_20_Link">if-else</text:a> </text:p>
        </text:list-item>
        <text:list-item>
          <text:p text:style-name="P18"><text:a xlink:type="simple" xlink:href="https://www.geeksforgeeks.org/decision-making-javaif-else-switch-break-continue-jump/#nested-if" text:style-name="Internet_20_link" text:visited-style-name="Visited_20_Internet_20_Link">nested-if</text:a> </text:p>
        </text:list-item>
        <text:list-item>
          <text:p text:style-name="P18"><text:a xlink:type="simple" xlink:href="https://www.geeksforgeeks.org/decision-making-javaif-else-switch-break-continue-jump/#if-else-if" text:style-name="Internet_20_link" text:visited-style-name="Visited_20_Internet_20_Link">if-else-if</text:a> </text:p>
        </text:list-item>
        <text:list-item>
          <text:p text:style-name="P18"><text:a xlink:type="simple" xlink:href="https://www.geeksforgeeks.org/decision-making-javaif-else-switch-break-continue-jump/#switch-case" text:style-name="Internet_20_link" text:visited-style-name="Visited_20_Internet_20_Link">switch-case</text:a> </text:p>
        </text:list-item>
        <text:list-item>
          <text:p text:style-name="P10"><text:soft-page-break/><text:a xlink:type="simple" xlink:href="https://www.geeksforgeeks.org/decision-making-javaif-else-switch-break-continue-jump/#jump" text:style-name="Internet_20_link" text:visited-style-name="Visited_20_Internet_20_Link">jump</text:a> – break, continue, return </text:p>
          <text:p text:style-name="P10">These statements allow you to control the flow of your program’s execution based upon conditions known only during run time. </text:p>
        </text:list-item>
      </text:list>
      <text:list xml:id="list228770287223256049" text:style-name="L7">
        <text:list-item>
          <text:p text:style-name="P11"><text:bookmark text:name="if"/><text:span text:style-name="Strong_20_Emphasis">if</text:span>: if statement is the most simple decision making statement. It is used to decide whether a certain statement or block of statements will be executed or not i.e if a certain condition is true then a block of statement is executed otherwise not.<text:line-break/><text:span text:style-name="Strong_20_Emphasis">Syntax</text:span>: </text:p>
          <text:p text:style-name="P1">if(condition) </text:p>
          <text:p text:style-name="P1">{</text:p>
          <text:p text:style-name="P1"><text:s text:c="3"/>// Statements to execute if</text:p>
          <text:p text:style-name="P1"><text:s text:c="3"/>// condition is true</text:p>
          <text:p text:style-name="P2">}</text:p>
          <text:p text:style-name="P11">Here, <text:span text:style-name="Strong_20_Emphasis">condition</text:span> after evaluation will be either true or false. if statement accepts boolean values – if the value is true then it will execute the block of statements under it.<text:line-break/>If we do not provide the curly braces ‘{‘ and ‘}’ after <text:span text:style-name="Strong_20_Emphasis">if( condition )</text:span> then by default if statement will consider the immediate one statement to be inside its block. For example,</text:p>
          <text:p text:style-name="P1">if(condition)</text:p>
          <text:p text:style-name="P1"><text:s text:c="3"/>statement1;</text:p>
          <text:p text:style-name="P1"><text:s text:c="3"/>statement2;</text:p>
          <text:p text:style-name="P1"/>
          <text:p text:style-name="P1">// Here if the condition is true, if block </text:p>
          <text:p text:style-name="P1">// will consider only statement1 to be inside </text:p>
          <text:p text:style-name="P2">// its block.</text:p>
          <text:p text:style-name="P11"><text:soft-page-break/>Flow chart:<text:line-break/><draw:frame draw:style-name="fr1" draw:name="Image1" text:anchor-type="as-char" svg:width="2.5937in" svg:height="4.5835in" draw:z-index="0"><draw:image xlink:href="https://cdncontribute.geeksforgeeks.org/wp-content/uploads/if.png" xlink:type="simple" xlink:show="embed" xlink:actuate="onLoad"/><svg:title>if-statement-in-java</svg:title></draw:frame><text:line-break/>Example:</text:p>
          <text:p text:style-name="P11"><text:bookmark text:name="copy-code-button2"/><text:span text:style-name="T1">filter_none</text:span> </text:p>
          <text:p text:style-name="P11"><text:bookmark text:name="run-and-edit-button2"/><text:span text:style-name="T2">edit</text:span> </text:p>
          <text:p text:style-name="P9"><text:bookmark text:name="run-code-button2"/>play_arrow</text:p>
          <text:p text:style-name="P11"><text:span text:style-name="T1">brightness_4</text:span> </text:p>
        </text:list-item>
      </text:list>
      <text:section text:style-name="Sect1" text:name="highlighter_217865">
        <table:table table:name="Table3" table:style-name="Table3">
          <table:table-column table:style-name="Table3.A"/>
          <table:table-row>
            <table:table-cell table:style-name="Table3.A1" office:value-type="string">
              <text:p text:style-name="Table_20_Contents"><text:span text:style-name="Source_20_Text">// Java program to illustrate If statement </text:span></text:p>
              <text:p text:style-name="Table_20_Contents"><text:span text:style-name="Source_20_Text">class</text:span> <text:span text:style-name="Source_20_Text">IfDemo </text:span></text:p>
              <text:p text:style-name="Table_20_Contents"><text:span text:style-name="Source_20_Text">{ </text:span></text:p>
              <text:p text:style-name="Table_20_Contents"><text:span text:style-name="Source_20_Text">    public</text:span> <text:span text:style-name="Source_20_Text">static</text:span> <text:span text:style-name="Source_20_Text">void</text:span> <text:span text:style-name="Source_20_Text">main(String args[]) </text:span></text:p>
              <text:p text:style-name="Table_20_Contents"><text:span text:style-name="Source_20_Text">    { </text:span></text:p>
              <text:p text:style-name="Table_20_Contents"><text:span text:style-name="Source_20_Text">        int</text:span> <text:span text:style-name="Source_20_Text">i = 10; </text:span></text:p>
              <text:p text:style-name="Table_20_Contents"><text:span text:style-name="Source_20_Text"> </text:span> </text:p>
              <text:p text:style-name="Table_20_Contents"><text:span text:style-name="Source_20_Text">        if</text:span> <text:span text:style-name="Source_20_Text">(i &gt; 15) </text:span></text:p>
              <text:p text:style-name="Table_20_Contents"><text:span text:style-name="Source_20_Text">            System.out.println("10 is less than 15"); </text:span></text:p>
              <text:p text:style-name="Table_20_Contents"><text:span text:style-name="Source_20_Text"> </text:span> </text:p>
              <text:p text:style-name="Table_20_Contents"><text:span text:style-name="Source_20_Text">        // This statement will be executed </text:span></text:p>
              <text:p text:style-name="Table_20_Contents"><text:span text:style-name="Source_20_Text">        // as if considers one statement by default </text:span></text:p>
              <text:p text:style-name="Table_20_Contents"><text:span text:style-name="Source_20_Text">        System.out.println("I am Not in if"); </text:span></text:p>
              <text:p text:style-name="Table_20_Contents"><text:span text:style-name="Source_20_Text">    } </text:span></text:p>
              <text:p text:style-name="Table_20_Contents"><text:soft-page-break/><text:span text:style-name="Source_20_Text">} </text:span></text:p>
            </table:table-cell>
          </table:table-row>
        </table:table>
      </text:section>
      <text:list xml:id="list184726429181755" text:continue-numbering="true" text:style-name="L7">
        <text:list-header>
          <text:p text:style-name="P11">Output:</text:p>
          <text:p text:style-name="P2">I am Not in if</text:p>
        </text:list-header>
        <text:list-item>
          <text:p text:style-name="P11"><text:bookmark text:name="if-else"/><text:span text:style-name="Strong_20_Emphasis">if-else</text:span>: The if statement alone tells us that if a condition is true it will execute a block of statements and if the condition is false it won’t. But what if we want to do something else if the condition is false. Here comes the else statement. We can use the else statement with if statement to execute a block of code when the condition is false.<text:line-break/><text:span text:style-name="Strong_20_Emphasis">Syntax</text:span>: </text:p>
          <text:p text:style-name="P1">if (condition)</text:p>
          <text:p text:style-name="P1">{</text:p>
          <text:p text:style-name="P1"><text:s text:c="4"/>// Executes this block if</text:p>
          <text:p text:style-name="P1"><text:s text:c="4"/>// condition is true</text:p>
          <text:p text:style-name="P1">}</text:p>
          <text:p text:style-name="P1">else</text:p>
          <text:p text:style-name="P1">{</text:p>
          <text:p text:style-name="P1"><text:s text:c="4"/>// Executes this block if</text:p>
          <text:p text:style-name="P1"><text:s text:c="4"/>// condition is false</text:p>
          <text:p text:style-name="P2">}</text:p>
          <text:p text:style-name="P11"><draw:frame draw:style-name="fr1" draw:name="Image2" text:anchor-type="as-char" svg:width="3.2917in" svg:height="4.5835in" draw:z-index="1"><draw:image xlink:href="https://cdncontribute.geeksforgeeks.org/wp-content/uploads/if-else.png" xlink:type="simple" xlink:show="embed" xlink:actuate="onLoad"/><svg:title>if-else-statement</svg:title></draw:frame><text:line-break/>Example:</text:p>
          <text:p text:style-name="P11"><text:bookmark text:name="copy-code-button3"/><text:span text:style-name="T1">filter_none</text:span> </text:p>
          <text:p text:style-name="P11"><text:bookmark text:name="run-and-edit-button3"/><text:span text:style-name="T2">edit</text:span> </text:p>
          <text:p text:style-name="P9"><text:bookmark text:name="run-code-button3"/>play_arrow</text:p>
          <text:p text:style-name="P11"><text:span text:style-name="T1">brightness_4</text:span> </text:p>
        </text:list-item>
      </text:list>
      <text:section text:style-name="Sect1" text:name="highlighter_477440">
        <table:table table:name="Table4" table:style-name="Table4">
          <table:table-column table:style-name="Table4.A"/>
          <text:soft-page-break/>
          <table:table-row>
            <table:table-cell table:style-name="Table4.A1" office:value-type="string">
              <text:p text:style-name="Table_20_Contents"><text:span text:style-name="Source_20_Text">// Java program to illustrate if-else statement </text:span></text:p>
              <text:p text:style-name="Table_20_Contents"><text:span text:style-name="Source_20_Text">class</text:span> <text:span text:style-name="Source_20_Text">IfElseDemo </text:span></text:p>
              <text:p text:style-name="Table_20_Contents"><text:span text:style-name="Source_20_Text">{ </text:span></text:p>
              <text:p text:style-name="Table_20_Contents"><text:span text:style-name="Source_20_Text">    public</text:span> <text:span text:style-name="Source_20_Text">static</text:span> <text:span text:style-name="Source_20_Text">void</text:span> <text:span text:style-name="Source_20_Text">main(String args[]) </text:span></text:p>
              <text:p text:style-name="Table_20_Contents"><text:span text:style-name="Source_20_Text">    { </text:span></text:p>
              <text:p text:style-name="Table_20_Contents"><text:span text:style-name="Source_20_Text">        int</text:span> <text:span text:style-name="Source_20_Text">i = 10; </text:span></text:p>
              <text:p text:style-name="Table_20_Contents"><text:span text:style-name="Source_20_Text"> </text:span> </text:p>
              <text:p text:style-name="Table_20_Contents"><text:span text:style-name="Source_20_Text">        if</text:span> <text:span text:style-name="Source_20_Text">(i &lt; 15) </text:span></text:p>
              <text:p text:style-name="Table_20_Contents"><text:span text:style-name="Source_20_Text">            System.out.println("i is smaller than 15"); </text:span></text:p>
              <text:p text:style-name="Table_20_Contents"><text:span text:style-name="Source_20_Text">        else</text:span></text:p>
              <text:p text:style-name="Table_20_Contents"><text:span text:style-name="Source_20_Text">            System.out.println("i is greater than 15"); </text:span></text:p>
              <text:p text:style-name="Table_20_Contents"><text:span text:style-name="Source_20_Text">    } </text:span></text:p>
              <text:p text:style-name="Table_20_Contents"><text:span text:style-name="Source_20_Text">} </text:span></text:p>
            </table:table-cell>
          </table:table-row>
        </table:table>
      </text:section>
      <text:list xml:id="list184725767234341" text:continue-numbering="true" text:style-name="L7">
        <text:list-header>
          <text:p text:style-name="P11">Output:</text:p>
          <text:p text:style-name="P2">i is smaller than 15</text:p>
        </text:list-header>
        <text:list-item>
          <text:p text:style-name="P11"><text:bookmark text:name="nested-if"/><text:span text:style-name="T3">nested-if:</text:span> A nested if is an if statement that is the target of another if or else. Nested if statements means an if statement inside an if statement. Yes, java allows us to nest if statements within if statements. i.e, we can place an if statement inside another if statement.<text:line-break/>Syntax: </text:p>
          <text:p text:style-name="P1">if (condition1) </text:p>
          <text:p text:style-name="P1">{</text:p>
          <text:p text:style-name="P1"><text:s text:c="3"/>// Executes when condition1 is true</text:p>
          <text:p text:style-name="P1"><text:s text:c="3"/>if (condition2) </text:p>
          <text:p text:style-name="P1"><text:s text:c="3"/>{</text:p>
          <text:p text:style-name="P1"><text:s text:c="6"/>// Executes when condition2 is true</text:p>
          <text:p text:style-name="P1"><text:s text:c="3"/>}</text:p>
          <text:p text:style-name="P2">}</text:p>
          <text:p text:style-name="P11"><text:soft-page-break/><draw:frame draw:style-name="fr1" draw:name="Image3" text:anchor-type="as-char" svg:width="6.4689in" svg:height="4.5835in" draw:z-index="2"><draw:image xlink:href="https://cdncontribute.geeksforgeeks.org/wp-content/uploads/nested-if-modified-1.png" xlink:type="simple" xlink:show="embed" xlink:actuate="onLoad"/><svg:title>nested-if</svg:title></draw:frame><text:line-break/>Example:</text:p>
          <text:p text:style-name="P11"><text:bookmark text:name="copy-code-button4"/><text:span text:style-name="T1">filter_none</text:span> </text:p>
          <text:p text:style-name="P11"><text:bookmark text:name="run-and-edit-button4"/><text:span text:style-name="T2">edit</text:span> </text:p>
          <text:p text:style-name="P9"><text:bookmark text:name="run-code-button4"/>play_arrow</text:p>
          <text:p text:style-name="P11"><text:span text:style-name="T1">brightness_4</text:span> </text:p>
        </text:list-item>
      </text:list>
      <text:section text:style-name="Sect1" text:name="highlighter_550065">
        <table:table table:name="Table5" table:style-name="Table5">
          <table:table-column table:style-name="Table5.A"/>
          <table:table-row>
            <table:table-cell table:style-name="Table5.A1" office:value-type="string">
              <text:p text:style-name="Table_20_Contents"><text:span text:style-name="Source_20_Text">// Java program to illustrate nested-if statement </text:span></text:p>
              <text:p text:style-name="Table_20_Contents"><text:span text:style-name="Source_20_Text">class</text:span> <text:span text:style-name="Source_20_Text">NestedIfDemo </text:span></text:p>
              <text:p text:style-name="Table_20_Contents"><text:span text:style-name="Source_20_Text">{ </text:span></text:p>
              <text:p text:style-name="Table_20_Contents"><text:span text:style-name="Source_20_Text">    public</text:span> <text:span text:style-name="Source_20_Text">static</text:span> <text:span text:style-name="Source_20_Text">void</text:span> <text:span text:style-name="Source_20_Text">main(String args[]) </text:span></text:p>
              <text:p text:style-name="Table_20_Contents"><text:span text:style-name="Source_20_Text">    { </text:span></text:p>
              <text:p text:style-name="Table_20_Contents"><text:span text:style-name="Source_20_Text">        int</text:span> <text:span text:style-name="Source_20_Text">i = 10; </text:span></text:p>
              <text:p text:style-name="Table_20_Contents"><text:span text:style-name="Source_20_Text"> </text:span> </text:p>
              <text:p text:style-name="Table_20_Contents"><text:span text:style-name="Source_20_Text">        if</text:span> <text:span text:style-name="Source_20_Text">(i == 10) </text:span></text:p>
              <text:p text:style-name="Table_20_Contents"><text:span text:style-name="Source_20_Text">        { </text:span></text:p>
              <text:p text:style-name="Table_20_Contents"><text:span text:style-name="Source_20_Text">            // First if statement </text:span></text:p>
              <text:p text:style-name="Table_20_Contents"><text:span text:style-name="Source_20_Text">            if</text:span> <text:span text:style-name="Source_20_Text">(i &lt; 15) </text:span></text:p>
              <text:p text:style-name="Table_20_Contents"><text:span text:style-name="Source_20_Text">                System.out.println("i is smaller than 15"); </text:span></text:p>
              <text:p text:style-name="Table_20_Contents"><text:span text:style-name="Source_20_Text"> </text:span> </text:p>
              <text:p text:style-name="Table_20_Contents"><text:span text:style-name="Source_20_Text">            // Nested - if statement </text:span></text:p>
              <text:p text:style-name="Table_20_Contents"><text:span text:style-name="Source_20_Text">            // Will only be executed if statement above </text:span></text:p>
              <text:p text:style-name="Table_20_Contents"><text:span text:style-name="Source_20_Text">            // it is true </text:span></text:p>
              <text:p text:style-name="Table_20_Contents"><text:span text:style-name="Source_20_Text">            if</text:span> <text:span text:style-name="Source_20_Text">(i &lt; 12) </text:span></text:p>
              <text:p text:style-name="Table_20_Contents"><text:span text:style-name="Source_20_Text">                System.out.println("i is smaller than 12 too"); </text:span></text:p>
              <text:p text:style-name="Table_20_Contents"><text:soft-page-break/><text:span text:style-name="Source_20_Text">            else</text:span></text:p>
              <text:p text:style-name="Table_20_Contents"><text:span text:style-name="Source_20_Text">                System.out.println("i is greater than 15"); </text:span></text:p>
              <text:p text:style-name="Table_20_Contents"><text:span text:style-name="Source_20_Text">        } </text:span></text:p>
              <text:p text:style-name="Table_20_Contents"><text:span text:style-name="Source_20_Text">    } </text:span></text:p>
              <text:p text:style-name="Table_20_Contents"><text:span text:style-name="Source_20_Text">} </text:span></text:p>
            </table:table-cell>
          </table:table-row>
        </table:table>
      </text:section>
      <text:list xml:id="list184726570841243" text:continue-numbering="true" text:style-name="L7">
        <text:list-header>
          <text:p text:style-name="P11">Output:</text:p>
          <text:p text:style-name="P1">i is smaller than 15</text:p>
          <text:p text:style-name="P2">i is smaller than 12 too</text:p>
        </text:list-header>
        <text:list-item>
          <text:p text:style-name="P11"><text:bookmark text:name="if-else-if"/><text:span text:style-name="T3">if-else-if ladder:</text:span> Here, a user can decide among multiple options.The if statements are executed from the top down. As soon as one of the conditions controlling the if is true, the statement associated with that if is executed, and the rest of the ladder is bypassed. If none of the conditions is true, then the final else statement will be executed. </text:p>
          <text:p text:style-name="P1">if (condition)</text:p>
          <text:p text:style-name="P1"><text:s text:c="4"/>statement;</text:p>
          <text:p text:style-name="P1">else if (condition)</text:p>
          <text:p text:style-name="P1"><text:s text:c="4"/>statement;</text:p>
          <text:p text:style-name="P1">.</text:p>
          <text:p text:style-name="P1">.</text:p>
          <text:p text:style-name="P1">else</text:p>
          <text:p text:style-name="P2"><text:s text:c="4"/>statement;</text:p>
          <text:p text:style-name="P11"><text:soft-page-break/><draw:frame draw:style-name="fr1" draw:name="Image4" text:anchor-type="as-char" svg:width="6.0417in" svg:height="6.3228in" draw:z-index="3"><draw:image xlink:href="https://cdncontribute.geeksforgeeks.org/wp-content/uploads/if-elseif.png" xlink:type="simple" xlink:show="embed" xlink:actuate="onLoad"/><svg:title>if-else-if-ladder</svg:title></draw:frame><text:line-break/>Example:</text:p>
          <text:p text:style-name="P11"><text:bookmark text:name="copy-code-button5"/><text:span text:style-name="T1">filter_none</text:span> </text:p>
          <text:p text:style-name="P11"><text:bookmark text:name="run-and-edit-button5"/><text:span text:style-name="T2">edit</text:span> </text:p>
          <text:p text:style-name="P9"><text:bookmark text:name="run-code-button5"/>play_arrow</text:p>
          <text:p text:style-name="P11"><text:span text:style-name="T1">brightness_4</text:span> </text:p>
        </text:list-item>
      </text:list>
      <text:section text:style-name="Sect1" text:name="highlighter_648560">
        <table:table table:name="Table6" table:style-name="Table6">
          <table:table-column table:style-name="Table6.A"/>
          <table:table-row>
            <table:table-cell table:style-name="Table6.A1" office:value-type="string">
              <text:p text:style-name="Table_20_Contents"><text:span text:style-name="Source_20_Text">// Java program to illustrate if-else-if ladder </text:span></text:p>
              <text:p text:style-name="Table_20_Contents"><text:span text:style-name="Source_20_Text">class</text:span> <text:span text:style-name="Source_20_Text">ifelseifDemo </text:span></text:p>
              <text:p text:style-name="Table_20_Contents"><text:span text:style-name="Source_20_Text">{ </text:span></text:p>
              <text:p text:style-name="Table_20_Contents"><text:span text:style-name="Source_20_Text">    public</text:span> <text:span text:style-name="Source_20_Text">static</text:span> <text:span text:style-name="Source_20_Text">void</text:span> <text:span text:style-name="Source_20_Text">main(String args[]) </text:span></text:p>
              <text:p text:style-name="Table_20_Contents"><text:span text:style-name="Source_20_Text">    { </text:span></text:p>
              <text:p text:style-name="Table_20_Contents"><text:span text:style-name="Source_20_Text">        int</text:span> <text:span text:style-name="Source_20_Text">i = 20; </text:span></text:p>
              <text:p text:style-name="Table_20_Contents"><text:span text:style-name="Source_20_Text"> </text:span> </text:p>
              <text:p text:style-name="Table_20_Contents"><text:span text:style-name="Source_20_Text">        if</text:span> <text:span text:style-name="Source_20_Text">(i == 10) </text:span></text:p>
              <text:p text:style-name="Table_20_Contents"><text:span text:style-name="Source_20_Text">            System.out.println("i is 10"); </text:span></text:p>
              <text:p text:style-name="Table_20_Contents"><text:span text:style-name="Source_20_Text">        else</text:span> <text:span text:style-name="Source_20_Text">if</text:span> <text:span text:style-name="Source_20_Text">(i == 15) </text:span></text:p>
              <text:p text:style-name="Table_20_Contents"><text:soft-page-break/><text:span text:style-name="Source_20_Text">            System.out.println("i is 15"); </text:span></text:p>
              <text:p text:style-name="Table_20_Contents"><text:span text:style-name="Source_20_Text">        else</text:span> <text:span text:style-name="Source_20_Text">if</text:span> <text:span text:style-name="Source_20_Text">(i == 20) </text:span></text:p>
              <text:p text:style-name="Table_20_Contents"><text:span text:style-name="Source_20_Text">            System.out.println("i is 20"); </text:span></text:p>
              <text:p text:style-name="Table_20_Contents"><text:span text:style-name="Source_20_Text">        else</text:span></text:p>
              <text:p text:style-name="Table_20_Contents"><text:span text:style-name="Source_20_Text">            System.out.println("i is not present"); </text:span></text:p>
              <text:p text:style-name="Table_20_Contents"><text:span text:style-name="Source_20_Text">    } </text:span></text:p>
              <text:p text:style-name="Table_20_Contents"><text:span text:style-name="Source_20_Text">} </text:span></text:p>
            </table:table-cell>
          </table:table-row>
        </table:table>
      </text:section>
      <text:list xml:id="list184727600025816" text:continue-numbering="true" text:style-name="L7">
        <text:list-header>
          <text:p text:style-name="P11">Output:</text:p>
          <text:p text:style-name="P2">i is 20</text:p>
        </text:list-header>
        <text:list-item>
          <text:p text:style-name="P11"><text:bookmark text:name="switch-case"/><text:span text:style-name="Strong_20_Emphasis">switch-case</text:span> The switch statement is a multiway branch statement. It provides an easy way to dispatch execution to different parts of code based on the value of the expression.<text:line-break/>Syntax: </text:p>
          <text:p text:style-name="P1">switch (expression)</text:p>
          <text:p text:style-name="P1">{</text:p>
          <text:p text:style-name="P1"><text:s text:c="2"/>case value1:</text:p>
          <text:p text:style-name="P1"><text:s text:c="4"/>statement1;</text:p>
          <text:p text:style-name="P1"><text:s text:c="4"/>break;</text:p>
          <text:p text:style-name="P1"><text:s text:c="2"/>case value2:</text:p>
          <text:p text:style-name="P1"><text:s text:c="4"/>statement2;</text:p>
          <text:p text:style-name="P1"><text:s text:c="4"/>break;</text:p>
          <text:p text:style-name="P1"><text:s text:c="2"/>.</text:p>
          <text:p text:style-name="P1"><text:s text:c="2"/>.</text:p>
          <text:p text:style-name="P1"><text:s text:c="2"/>case valueN:</text:p>
          <text:p text:style-name="P1"><text:s text:c="4"/>statementN;</text:p>
          <text:p text:style-name="P1"><text:s text:c="4"/>break;</text:p>
          <text:p text:style-name="P1"><text:s text:c="2"/>default:</text:p>
          <text:p text:style-name="P1"><text:s text:c="4"/>statementDefault;</text:p>
          <text:p text:style-name="P2">}</text:p>
          <text:list>
            <text:list-item>
              <text:p text:style-name="P19">Expression can be of type byte, short, int char or an enumeration. Beginning with JDK7, <text:span text:style-name="T1">expression</text:span> can also be of type String. </text:p>
            </text:list-item>
            <text:list-item>
              <text:p text:style-name="P19">Dulplicate case values are not allowed. </text:p>
            </text:list-item>
            <text:list-item>
              <text:p text:style-name="P19">The default statement is optional. </text:p>
            </text:list-item>
            <text:list-item>
              <text:p text:style-name="P19">The break statement is used inside the switch to terminate a statement sequence. </text:p>
            </text:list-item>
            <text:list-item>
              <text:p text:style-name="P11">The break statement is optional. If omitted, execution will continue on into the next case. </text:p>
            </text:list-item>
          </text:list>
          <text:p text:style-name="P11"><text:soft-page-break/><draw:frame draw:style-name="fr1" draw:name="Image5" text:anchor-type="as-char" svg:width="5.2083in" svg:height="8.3335in" draw:z-index="4"><draw:image xlink:href="https://cdncontribute.geeksforgeeks.org/wp-content/uploads/switch-case.png" xlink:type="simple" xlink:show="embed" xlink:actuate="onLoad"/><svg:title>switch-case-in-java</svg:title></draw:frame><text:line-break/>Example:</text:p>
          <text:p text:style-name="P11"><text:bookmark text:name="copy-code-button6"/><text:span text:style-name="T1">filter_none</text:span> </text:p>
          <text:p text:style-name="P11"><text:bookmark text:name="run-and-edit-button6"/><text:span text:style-name="T2">edit</text:span> </text:p>
          <text:p text:style-name="P9"><text:bookmark text:name="run-code-button6"/>play_arrow</text:p>
          <text:p text:style-name="P11"><text:span text:style-name="T1">brightness_4</text:span> </text:p>
        </text:list-item>
      </text:list>
      <text:section text:style-name="Sect1" text:name="highlighter_225251">
        <table:table table:name="Table7" table:style-name="Table7">
          <table:table-column table:style-name="Table7.A"/>
          <text:soft-page-break/>
          <table:table-row>
            <table:table-cell table:style-name="Table7.A1" office:value-type="string">
              <text:p text:style-name="Table_20_Contents"><text:span text:style-name="Source_20_Text">// Java program to illustrate switch-case </text:span></text:p>
              <text:p text:style-name="Table_20_Contents"><text:span text:style-name="Source_20_Text">class</text:span> <text:span text:style-name="Source_20_Text">SwitchCaseDemo </text:span></text:p>
              <text:p text:style-name="Table_20_Contents"><text:span text:style-name="Source_20_Text">{ </text:span></text:p>
              <text:p text:style-name="Table_20_Contents"><text:span text:style-name="Source_20_Text">    public</text:span> <text:span text:style-name="Source_20_Text">static</text:span> <text:span text:style-name="Source_20_Text">void</text:span> <text:span text:style-name="Source_20_Text">main(String args[]) </text:span></text:p>
              <text:p text:style-name="Table_20_Contents"><text:span text:style-name="Source_20_Text">    { </text:span></text:p>
              <text:p text:style-name="Table_20_Contents"><text:span text:style-name="Source_20_Text">        int</text:span> <text:span text:style-name="Source_20_Text">i = 9; </text:span></text:p>
              <text:p text:style-name="Table_20_Contents"><text:span text:style-name="Source_20_Text">        switch</text:span> <text:span text:style-name="Source_20_Text">(i) </text:span></text:p>
              <text:p text:style-name="Table_20_Contents"><text:span text:style-name="Source_20_Text">        { </text:span></text:p>
              <text:p text:style-name="Table_20_Contents"><text:span text:style-name="Source_20_Text">        case</text:span> <text:span text:style-name="Source_20_Text">0: </text:span></text:p>
              <text:p text:style-name="Table_20_Contents"><text:span text:style-name="Source_20_Text">            System.out.println("i is zero."); </text:span></text:p>
              <text:p text:style-name="Table_20_Contents"><text:span text:style-name="Source_20_Text">            break; </text:span></text:p>
              <text:p text:style-name="Table_20_Contents"><text:span text:style-name="Source_20_Text">        case</text:span> <text:span text:style-name="Source_20_Text">1: </text:span></text:p>
              <text:p text:style-name="Table_20_Contents"><text:span text:style-name="Source_20_Text">            System.out.println("i is one."); </text:span></text:p>
              <text:p text:style-name="Table_20_Contents"><text:span text:style-name="Source_20_Text">            break; </text:span></text:p>
              <text:p text:style-name="Table_20_Contents"><text:span text:style-name="Source_20_Text">        case</text:span> <text:span text:style-name="Source_20_Text">2: </text:span></text:p>
              <text:p text:style-name="Table_20_Contents"><text:span text:style-name="Source_20_Text">            System.out.println("i is two."); </text:span></text:p>
              <text:p text:style-name="Table_20_Contents"><text:span text:style-name="Source_20_Text">            break; </text:span></text:p>
              <text:p text:style-name="Table_20_Contents"><text:span text:style-name="Source_20_Text">        default: </text:span></text:p>
              <text:p text:style-name="Table_20_Contents"><text:span text:style-name="Source_20_Text">            System.out.println("i is greater than 2."); </text:span></text:p>
              <text:p text:style-name="Table_20_Contents"><text:span text:style-name="Source_20_Text">        } </text:span></text:p>
              <text:p text:style-name="Table_20_Contents"><text:span text:style-name="Source_20_Text">    } </text:span></text:p>
              <text:p text:style-name="Table_20_Contents"><text:span text:style-name="Source_20_Text">} </text:span></text:p>
            </table:table-cell>
          </table:table-row>
        </table:table>
      </text:section>
      <text:list xml:id="list184727585894972" text:continue-numbering="true" text:style-name="L7">
        <text:list-header>
          <text:p text:style-name="P11">Output:</text:p>
          <text:p text:style-name="P2">i is greater than 2.</text:p>
        </text:list-header>
        <text:list-item>
          <text:p text:style-name="P19"><text:bookmark text:name="jump"/><text:span text:style-name="T3">jump:</text:span> Java supports three jump statement: <text:span text:style-name="T3">break, continue</text:span> and <text:span text:style-name="T3">return</text:span>. These three statements transfer control to other part of the program. </text:p>
          <text:list>
            <text:list-item>
              <text:p text:style-name="P19"><text:span text:style-name="T3">Break:</text:span> In Java, break is majorly used for: </text:p>
              <text:list>
                <text:list-item>
                  <text:p text:style-name="P19">Terminate a sequence in a switch statement (discussed above). </text:p>
                </text:list-item>
                <text:list-item>
                  <text:p text:style-name="P19">To exit a loop. </text:p>
                </text:list-item>
                <text:list-item>
                  <text:p text:style-name="P11">Used as a “civilized” form of goto. </text:p>
                </text:list-item>
              </text:list>
              <text:p text:style-name="P12">Using break to exit a Loop</text:p>
              <text:p text:style-name="P11">Using break, we can force immediate termination of a loop, bypassing the conditional expression and any remaining code in the body of the loop.<text:line-break/>Note: Break, when used inside a set of nested loops, will only break out of the innermost loop.<text:line-break/><text:soft-page-break/><draw:frame draw:style-name="fr1" draw:name="Image6" text:anchor-type="as-char" svg:width="4.3854in" svg:height="4.3335in" draw:z-index="5"><draw:image xlink:href="https://cdncontribute.geeksforgeeks.org/wp-content/uploads/exit.png" xlink:type="simple" xlink:show="embed" xlink:actuate="onLoad"/><svg:title>using-break-to-exit-a-loop-in-java</svg:title></draw:frame><text:line-break/>Example:</text:p>
              <text:p text:style-name="P11"><text:bookmark text:name="copy-code-button7"/><text:span text:style-name="T1">filter_none</text:span> </text:p>
              <text:p text:style-name="P11"><text:bookmark text:name="run-and-edit-button7"/><text:span text:style-name="T2">edit</text:span> </text:p>
              <text:p text:style-name="P9"><text:bookmark text:name="run-code-button7"/>play_arrow</text:p>
              <text:p text:style-name="P11"><text:span text:style-name="T1">brightness_4</text:span> </text:p>
            </text:list-item>
          </text:list>
        </text:list-item>
      </text:list>
      <text:section text:style-name="Sect1" text:name="highlighter_509349">
        <table:table table:name="Table8" table:style-name="Table8">
          <table:table-column table:style-name="Table8.A"/>
          <table:table-row>
            <table:table-cell table:style-name="Table8.A1" office:value-type="string">
              <text:p text:style-name="Table_20_Contents"><text:span text:style-name="Source_20_Text">// Java program to illustrate using </text:span></text:p>
              <text:p text:style-name="Table_20_Contents"><text:span text:style-name="Source_20_Text">// break to exit a loop </text:span></text:p>
              <text:p text:style-name="Table_20_Contents"><text:span text:style-name="Source_20_Text">class</text:span> <text:span text:style-name="Source_20_Text">BreakLoopDemo </text:span></text:p>
              <text:p text:style-name="Table_20_Contents"><text:span text:style-name="Source_20_Text">{ </text:span></text:p>
              <text:p text:style-name="Table_20_Contents"><text:span text:style-name="Source_20_Text">    public</text:span> <text:span text:style-name="Source_20_Text">static</text:span> <text:span text:style-name="Source_20_Text">void</text:span> <text:span text:style-name="Source_20_Text">main(String args[]) </text:span></text:p>
              <text:p text:style-name="Table_20_Contents"><text:span text:style-name="Source_20_Text">    { </text:span></text:p>
              <text:p text:style-name="Table_20_Contents"><text:span text:style-name="Source_20_Text">        // Initially loop is set to run from 0-9 </text:span></text:p>
              <text:p text:style-name="Table_20_Contents"><text:span text:style-name="Source_20_Text">        for</text:span> <text:span text:style-name="Source_20_Text">(int</text:span> <text:span text:style-name="Source_20_Text">i = 0; i &lt; 10; i++) </text:span></text:p>
              <text:p text:style-name="Table_20_Contents"><text:span text:style-name="Source_20_Text">        { </text:span></text:p>
              <text:p text:style-name="Table_20_Contents"><text:span text:style-name="Source_20_Text">            // terminate loop when i is 5. </text:span></text:p>
              <text:p text:style-name="Table_20_Contents"><text:span text:style-name="Source_20_Text">            if</text:span> <text:span text:style-name="Source_20_Text">(i == 5) </text:span></text:p>
              <text:p text:style-name="Table_20_Contents"><text:span text:style-name="Source_20_Text">                break; </text:span></text:p>
              <text:p text:style-name="Table_20_Contents"><text:span text:style-name="Source_20_Text"> </text:span> </text:p>
              <text:p text:style-name="Table_20_Contents"><text:span text:style-name="Source_20_Text">            System.out.println("i: "</text:span> <text:span text:style-name="Source_20_Text">+ i); </text:span></text:p>
              <text:p text:style-name="Table_20_Contents"><text:span text:style-name="Source_20_Text">        } </text:span></text:p>
              <text:p text:style-name="Table_20_Contents"><text:span text:style-name="Source_20_Text">        System.out.println("Loop complete."); </text:span></text:p>
              <text:p text:style-name="Table_20_Contents"><text:span text:style-name="Source_20_Text">    } </text:span></text:p>
              <text:p text:style-name="Table_20_Contents"><text:span text:style-name="Source_20_Text">} </text:span></text:p>
            </table:table-cell>
          </table:table-row>
        </table:table>
      </text:section>
      <text:list xml:id="list184729519407018" text:continue-numbering="true" text:style-name="L7">
        <text:list-item>
          <text:list>
            <text:list-header>
              <text:p text:style-name="P11">Output:</text:p>
              <text:p text:style-name="P1">i: 0</text:p>
              <text:p text:style-name="P1"><text:soft-page-break/>i: 1</text:p>
              <text:p text:style-name="P1">i: 2</text:p>
              <text:p text:style-name="P1">i: 3</text:p>
              <text:p text:style-name="P1">i: 4</text:p>
              <text:p text:style-name="P2">Loop complete.</text:p>
              <text:p text:style-name="P12">Using break as a Form of Goto</text:p>
              <text:p text:style-name="P11">Java does not have a goto statement because it provides a way to branch in an arbitrary and unstructured manner. Java uses label. A Label is use to identifies a block of code.<text:line-break/>Syntax:</text:p>
              <text:p text:style-name="P1">label:</text:p>
              <text:p text:style-name="P1">{</text:p>
              <text:p text:style-name="P1"><text:s text:c="2"/>statement1;</text:p>
              <text:p text:style-name="P1"><text:s text:c="2"/>statement2;</text:p>
              <text:p text:style-name="P1"><text:s text:c="2"/>statement3;</text:p>
              <text:p text:style-name="P1"><text:s text:c="2"/>.</text:p>
              <text:p text:style-name="P1"><text:s text:c="2"/>.</text:p>
              <text:p text:style-name="P2">}</text:p>
              <text:p text:style-name="P11">Now, break statement can be use to jump out of target block.<text:line-break/>Note: You cannot break to any label which is not defined for an enclosing block.<text:line-break/>Syntax:</text:p>
              <text:p text:style-name="P2">break label;</text:p>
              <text:p text:style-name="P11">Example:</text:p>
              <text:p text:style-name="P11"><text:bookmark text:name="copy-code-button8"/><text:span text:style-name="T1">filter_none</text:span> </text:p>
              <text:p text:style-name="P11"><text:bookmark text:name="run-and-edit-button8"/><text:span text:style-name="T2">edit</text:span> </text:p>
              <text:p text:style-name="P9"><text:bookmark text:name="run-code-button8"/>play_arrow</text:p>
              <text:p text:style-name="P11"><text:span text:style-name="T1">brightness_4</text:span> </text:p>
            </text:list-header>
          </text:list>
        </text:list-item>
      </text:list>
      <text:section text:style-name="Sect1" text:name="highlighter_867186">
        <table:table table:name="Table9" table:style-name="Table9">
          <table:table-column table:style-name="Table9.A"/>
          <table:table-row>
            <table:table-cell table:style-name="Table9.A1" office:value-type="string">
              <text:p text:style-name="Table_20_Contents"><text:span text:style-name="Source_20_Text">// Java program to illustrate using break with goto </text:span></text:p>
              <text:p text:style-name="Table_20_Contents"><text:span text:style-name="Source_20_Text">class</text:span> <text:span text:style-name="Source_20_Text">BreakLabelDemo </text:span></text:p>
              <text:p text:style-name="Table_20_Contents"><text:span text:style-name="Source_20_Text">{ </text:span></text:p>
              <text:p text:style-name="Table_20_Contents"><text:span text:style-name="Source_20_Text">    public</text:span> <text:span text:style-name="Source_20_Text">static</text:span> <text:span text:style-name="Source_20_Text">void</text:span> <text:span text:style-name="Source_20_Text">main(String args[]) </text:span></text:p>
              <text:p text:style-name="Table_20_Contents"><text:span text:style-name="Source_20_Text">    { </text:span></text:p>
              <text:p text:style-name="Table_20_Contents"><text:span text:style-name="Source_20_Text">        boolean</text:span> <text:span text:style-name="Source_20_Text">t = true; </text:span></text:p>
              <text:p text:style-name="Table_20_Contents"><text:span text:style-name="Source_20_Text"> </text:span> </text:p>
              <text:p text:style-name="Table_20_Contents"><text:span text:style-name="Source_20_Text">        // label first </text:span></text:p>
              <text:p text:style-name="Table_20_Contents"><text:span text:style-name="Source_20_Text">        first: </text:span></text:p>
              <text:p text:style-name="Table_20_Contents"><text:span text:style-name="Source_20_Text">        { </text:span></text:p>
              <text:p text:style-name="Table_20_Contents"><text:span text:style-name="Source_20_Text">            // Illegal statement here as label second is not </text:span></text:p>
              <text:p text:style-name="Table_20_Contents"><text:span text:style-name="Source_20_Text">            // introduced yet break second; </text:span></text:p>
              <text:p text:style-name="Table_20_Contents"><text:span text:style-name="Source_20_Text">            second: </text:span></text:p>
              <text:p text:style-name="Table_20_Contents"><text:span text:style-name="Source_20_Text">            { </text:span></text:p>
              <text:p text:style-name="Table_20_Contents"><text:span text:style-name="Source_20_Text">                third: </text:span></text:p>
              <text:p text:style-name="Table_20_Contents"><text:span text:style-name="Source_20_Text">                { </text:span></text:p>
              <text:p text:style-name="Table_20_Contents"><text:span text:style-name="Source_20_Text">                    // Before break </text:span></text:p>
              <text:p text:style-name="Table_20_Contents"><text:soft-page-break/><text:span text:style-name="Source_20_Text">                    System.out.println("Before the break statement"); </text:span></text:p>
              <text:p text:style-name="Table_20_Contents"><text:span text:style-name="Source_20_Text"> </text:span> </text:p>
              <text:p text:style-name="Table_20_Contents"><text:span text:style-name="Source_20_Text">                    // break will take the control out of </text:span></text:p>
              <text:p text:style-name="Table_20_Contents"><text:span text:style-name="Source_20_Text">                    // second label </text:span></text:p>
              <text:p text:style-name="Table_20_Contents"><text:span text:style-name="Source_20_Text">                    if</text:span> <text:span text:style-name="Source_20_Text">(t) </text:span></text:p>
              <text:p text:style-name="Table_20_Contents"><text:span text:style-name="Source_20_Text">                        break</text:span> <text:span text:style-name="Source_20_Text">second; </text:span></text:p>
              <text:p text:style-name="Table_20_Contents"><text:span text:style-name="Source_20_Text">                    System.out.println("This won't execute."); </text:span></text:p>
              <text:p text:style-name="Table_20_Contents"><text:span text:style-name="Source_20_Text">                } </text:span></text:p>
              <text:p text:style-name="Table_20_Contents"><text:span text:style-name="Source_20_Text">                System.out.println("This won't execute."); </text:span></text:p>
              <text:p text:style-name="Table_20_Contents"><text:span text:style-name="Source_20_Text">            } </text:span></text:p>
              <text:p text:style-name="Table_20_Contents"><text:span text:style-name="Source_20_Text"> </text:span> </text:p>
              <text:p text:style-name="Table_20_Contents"><text:span text:style-name="Source_20_Text">            // Third block </text:span></text:p>
              <text:p text:style-name="Table_20_Contents"><text:span text:style-name="Source_20_Text">            System.out.println("This is after second block."); </text:span></text:p>
              <text:p text:style-name="Table_20_Contents"><text:span text:style-name="Source_20_Text">        } </text:span></text:p>
              <text:p text:style-name="Table_20_Contents"><text:span text:style-name="Source_20_Text">    } </text:span></text:p>
              <text:p text:style-name="Table_20_Contents"><text:span text:style-name="Source_20_Text">} </text:span></text:p>
            </table:table-cell>
          </table:table-row>
        </table:table>
      </text:section>
      <text:list xml:id="list184727876703633" text:continue-numbering="true" text:style-name="L7">
        <text:list-item>
          <text:list>
            <text:list-header>
              <text:p text:style-name="P11">Output:</text:p>
              <text:p text:style-name="P1">Before the break.</text:p>
              <text:p text:style-name="P2">This is after second block.</text:p>
            </text:list-header>
            <text:list-item>
              <text:p text:style-name="P19"><text:span text:style-name="T3">Continue: </text:span>Sometimes it is useful to force an early iteration of a loop. That is, you might want to continue running the loop but stop processing the remainder of the code in its body for this particular iteration. This is, in effect, a goto just past the body of the loop, to the loop’s end. The continue statement performs such an action.<text:line-break/><text:soft-page-break/><draw:frame draw:style-name="fr1" draw:name="Image7" text:anchor-type="as-char" svg:width="4.3854in" svg:height="4.3335in" draw:z-index="6"><draw:image xlink:href="https://cdncontribute.geeksforgeeks.org/wp-content/uploads/continue-1.png" xlink:type="simple" xlink:show="embed" xlink:actuate="onLoad"/><svg:title>continue-in-java</svg:title></draw:frame><text:line-break/>Example: </text:p>
              <text:p text:style-name="P11"><text:bookmark text:name="copy-code-button9"/><text:span text:style-name="T1">filter_none</text:span> </text:p>
              <text:p text:style-name="P11"><text:bookmark text:name="run-and-edit-button9"/><text:span text:style-name="T2">edit</text:span> </text:p>
              <text:p text:style-name="P9"><text:bookmark text:name="run-code-button9"/>play_arrow</text:p>
              <text:p text:style-name="P11"><text:span text:style-name="T1">brightness_4</text:span> </text:p>
            </text:list-item>
          </text:list>
        </text:list-item>
      </text:list>
      <text:section text:style-name="Sect1" text:name="highlighter_297264">
        <table:table table:name="Table10" table:style-name="Table10">
          <table:table-column table:style-name="Table10.A"/>
          <table:table-row>
            <table:table-cell table:style-name="Table10.A1" office:value-type="string">
              <text:p text:style-name="Table_20_Contents"><text:span text:style-name="Source_20_Text">// Java program to illustrate using </text:span></text:p>
              <text:p text:style-name="Table_20_Contents"><text:span text:style-name="Source_20_Text">// continue in an if statement </text:span></text:p>
              <text:p text:style-name="Table_20_Contents"><text:span text:style-name="Source_20_Text">class</text:span> <text:span text:style-name="Source_20_Text">ContinueDemo </text:span></text:p>
              <text:p text:style-name="Table_20_Contents"><text:span text:style-name="Source_20_Text">{ </text:span></text:p>
              <text:p text:style-name="Table_20_Contents"><text:span text:style-name="Source_20_Text">    public</text:span> <text:span text:style-name="Source_20_Text">static</text:span> <text:span text:style-name="Source_20_Text">void</text:span> <text:span text:style-name="Source_20_Text">main(String args[]) </text:span></text:p>
              <text:p text:style-name="Table_20_Contents"><text:span text:style-name="Source_20_Text">    { </text:span></text:p>
              <text:p text:style-name="Table_20_Contents"><text:span text:style-name="Source_20_Text">        for</text:span> <text:span text:style-name="Source_20_Text">(int</text:span> <text:span text:style-name="Source_20_Text">i = 0; i &lt; 10; i++) </text:span></text:p>
              <text:p text:style-name="Table_20_Contents"><text:span text:style-name="Source_20_Text">        { </text:span></text:p>
              <text:p text:style-name="Table_20_Contents"><text:span text:style-name="Source_20_Text">            // If the number is even </text:span></text:p>
              <text:p text:style-name="Table_20_Contents"><text:span text:style-name="Source_20_Text">            // skip and continue </text:span></text:p>
              <text:p text:style-name="Table_20_Contents"><text:span text:style-name="Source_20_Text">            if</text:span> <text:span text:style-name="Source_20_Text">(i%2</text:span> <text:span text:style-name="Source_20_Text">== 0) </text:span></text:p>
              <text:p text:style-name="Table_20_Contents"><text:span text:style-name="Source_20_Text">                continue; </text:span></text:p>
              <text:p text:style-name="Table_20_Contents"><text:span text:style-name="Source_20_Text"> </text:span> </text:p>
              <text:p text:style-name="Table_20_Contents"><text:span text:style-name="Source_20_Text">            // If number is odd, print it </text:span></text:p>
              <text:p text:style-name="Table_20_Contents"><text:span text:style-name="Source_20_Text">            System.out.print(i + " "); </text:span></text:p>
              <text:p text:style-name="Table_20_Contents"><text:span text:style-name="Source_20_Text">        } </text:span></text:p>
              <text:p text:style-name="Table_20_Contents"><text:span text:style-name="Source_20_Text">    } </text:span></text:p>
              <text:p text:style-name="Table_20_Contents"><text:span text:style-name="Source_20_Text">} </text:span></text:p>
            </table:table-cell>
          </table:table-row>
        </table:table>
      </text:section>
      <text:list xml:id="list184729986159202" text:continue-numbering="true" text:style-name="L7">
        <text:list-item>
          <text:list>
            <text:list-header>
              <text:p text:style-name="P11">Output:</text:p>
              <text:p text:style-name="P2">1 3 5 7 9 </text:p>
            </text:list-header>
            <text:list-item>
              <text:p text:style-name="P19"><text:soft-page-break/><text:span text:style-name="T3">Return:</text:span>The return statement is used to explicitly return from a method. That is, it causes a program control to transfer back to the caller of the method.<text:line-break/>Example: </text:p>
              <text:p text:style-name="P11"><text:bookmark text:name="copy-code-button10"/><text:span text:style-name="T1">filter_none</text:span> </text:p>
              <text:p text:style-name="P11"><text:bookmark text:name="run-and-edit-button10"/><text:span text:style-name="T2">edit</text:span> </text:p>
              <text:p text:style-name="P9"><text:bookmark text:name="run-code-button10"/>play_arrow</text:p>
              <text:p text:style-name="P11"><text:span text:style-name="T1">brightness_4</text:span> </text:p>
            </text:list-item>
          </text:list>
        </text:list-item>
      </text:list>
      <text:section text:style-name="Sect1" text:name="highlighter_213509">
        <table:table table:name="Table11" table:style-name="Table11">
          <table:table-column table:style-name="Table11.A"/>
          <table:table-row>
            <table:table-cell table:style-name="Table11.A1" office:value-type="string">
              <text:p text:style-name="Table_20_Contents"><text:span text:style-name="Source_20_Text">// Java program to illustrate using return </text:span></text:p>
              <text:p text:style-name="Table_20_Contents"><text:span text:style-name="Source_20_Text">class</text:span> <text:span text:style-name="Source_20_Text">Return </text:span></text:p>
              <text:p text:style-name="Table_20_Contents"><text:span text:style-name="Source_20_Text">{ </text:span></text:p>
              <text:p text:style-name="Table_20_Contents"><text:span text:style-name="Source_20_Text">    public</text:span> <text:span text:style-name="Source_20_Text">static</text:span> <text:span text:style-name="Source_20_Text">void</text:span> <text:span text:style-name="Source_20_Text">main(String args[]) </text:span></text:p>
              <text:p text:style-name="Table_20_Contents"><text:span text:style-name="Source_20_Text">    { </text:span></text:p>
              <text:p text:style-name="Table_20_Contents"><text:span text:style-name="Source_20_Text">        boolean</text:span> <text:span text:style-name="Source_20_Text">t = true; </text:span></text:p>
              <text:p text:style-name="Table_20_Contents"><text:span text:style-name="Source_20_Text">        System.out.println("Before the return."); </text:span></text:p>
              <text:p text:style-name="Table_20_Contents"><text:span text:style-name="Source_20_Text">     </text:span> </text:p>
              <text:p text:style-name="Table_20_Contents"><text:span text:style-name="Source_20_Text">        if</text:span> <text:span text:style-name="Source_20_Text">(t) </text:span></text:p>
              <text:p text:style-name="Table_20_Contents"><text:span text:style-name="Source_20_Text">            return; </text:span></text:p>
              <text:p text:style-name="Table_20_Contents"><text:span text:style-name="Source_20_Text"> </text:span> </text:p>
              <text:p text:style-name="Table_20_Contents"><text:span text:style-name="Source_20_Text">        // Compiler will bypass every statement  </text:span></text:p>
              <text:p text:style-name="Table_20_Contents"><text:span text:style-name="Source_20_Text">        // after return </text:span></text:p>
              <text:p text:style-name="Table_20_Contents"><text:span text:style-name="Source_20_Text">        System.out.println("This won't execute."); </text:span></text:p>
              <text:p text:style-name="Table_20_Contents"><text:span text:style-name="Source_20_Text">    } </text:span></text:p>
              <text:p text:style-name="Table_20_Contents"><text:span text:style-name="Source_20_Text">} </text:span></text:p>
            </table:table-cell>
          </table:table-row>
        </table:table>
      </text:section>
      <text:list xml:id="list184729638822163" text:continue-numbering="true" text:style-name="L7">
        <text:list-item>
          <text:list>
            <text:list-header>
              <text:p text:style-name="P11">Output:</text:p>
              <text:p text:style-name="P2">Before the return.</text:p>
            </text:list-header>
          </text:list>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9T18:46:21.644197649</meta:creation-date>
    <dc:date>2019-07-19T18:47:25.069467911</dc:date>
    <meta:editing-duration>PT1M3S</meta:editing-duration>
    <meta:editing-cycles>1</meta:editing-cycles>
    <meta:document-statistic meta:table-count="11" meta:image-count="7" meta:object-count="0" meta:page-count="21" meta:paragraph-count="456" meta:word-count="3737" meta:character-count="22977" meta:non-whitespace-character-count="18035"/>
    <meta:generator>LibreOffice/5.1.6.2$Linux_X86_64 LibreOffice_project/10m0$Build-2</meta:generator>
  </office:meta>
</office:document-meta>
</file>